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c262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 officeooo:rsid="0002c262" officeooo:paragraph-rsid="0002c262" fo:background-color="#ffffff" style:font-weight-asian="bold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2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2c262" officeooo:paragraph-rsid="0002c262" fo:background-color="#ffffff" loext:padding="0in" loext:border="none"/>
    </style:style>
    <style:style style:name="P13" style:family="paragraph" style:parent-style-name="Text_20_body" style:list-style-name="L1">
      <style:paragraph-properties fo:margin-top="0in" fo:margin-bottom="0.1665in" loext:contextual-spacing="false" fo:line-height="160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:</text:p>
      <text:p text:style-name="P6"/>
      <text:p text:style-name="P2"><text:span text:style-name="T1">You are given a </text:span><text:span text:style-name="Source_20_Text"><text:span text:style-name="T3">chain</text:span></text:span><text:span text:style-name="T1"> of digits. The first element of the </text:span><text:span text:style-name="Source_20_Text"><text:span text:style-name="T3">chain</text:span></text:span><text:span text:style-name="T1"> is the initial </text:span><text:span text:style-name="Emphasis"><text:span text:style-name="T1">offset</text:span></text:span><text:span text:style-name="T1">. Your task is to calculate the total </text:span><text:span text:style-name="Emphasis"><text:span text:style-name="T1">offset</text:span></text:span><text:span text:style-name="T1">, where </text:span><text:span text:style-name="Emphasis"><text:span text:style-name="T1">offset</text:span></text:span><text:span text:style-name="T1"> is the sum of differences between two consecutive digits.</text:span></text:p>
      <text:p text:style-name="P2"><text:span text:style-name="T1"/></text:p>
      <text:p text:style-name="P4"><text:span text:style-name="Strong_20_Emphasis"><text:span text:style-name="T2">Example</text:span></text:span></text:p>
      <text:p text:style-name="P2"><text:span text:style-name="T1">For </text:span><text:span text:style-name="Source_20_Text"><text:span text:style-name="T3">chain = "14839"</text:span></text:span><text:span text:style-name="T1">, the output should be<text:line-break/></text:span><text:span text:style-name="Source_20_Text"><text:span text:style-name="T3">offsets(chain) = 6</text:span></text:span><text:span text:style-name="T1">.</text:span></text:p>
      <text:p text:style-name="P2"><text:span text:style-name="T1">The total </text:span><text:span text:style-name="Emphasis"><text:span text:style-name="T1">offset</text:span></text:span><text:span text:style-name="T1"> is calculated as follows:<text:line-break/></text:span><text:span text:style-name="Source_20_Text"><text:span text:style-name="T3">1 + ((8 - 4) + (3 - 8) + (9 - 3)) = 1 + (4 - 5 + 6) = 6</text:span></text:span><text:span text:style-name="T1">.</text:span></text:p>
      <text:p text:style-name="P2"><text:span text:style-name="T1"/></text:p>
      <text:p text:style-name="P4"><text:span text:style-name="Strong_20_Emphasis"><text:span text:style-name="T2">Input/Output</text:span></text:span></text:p>
      <text:list xml:id="list8067796150190420747" text:style-name="L1">
        <text:list-item>
          <text:p text:style-name="P13"><text:span text:style-name="Strong_20_Emphasis"><text:span text:style-name="T2">[time limit] 3000ms (java)</text:span></text:span></text:p>
        </text:list-item>
      </text:list>
      <text:list xml:id="list5417268168555769595" text:style-name="L2">
        <text:list-item>
          <text:p text:style-name="P9"><text:span text:style-name="Strong_20_Emphasis"><text:span text:style-name="T2">[input] string chain</text:span></text:span></text:p>
          <text:p text:style-name="P11">A string of digits.</text:p>
          <text:p text:style-name="P8"><text:span text:style-name="Emphasis"><text:span text:style-name="T1">Constraints:</text:span></text:span><text:span text:style-name="T1"><text:line-break/></text:span><text:span text:style-name="Source_20_Text"><text:span text:style-name="T3">5 ≤ chain.length ≤ 1000</text:span></text:span><text:span text:style-name="T1">.</text:span></text:p>
        </text:list-item>
        <text:list-item>
          <text:p text:style-name="P9"><text:span text:style-name="Strong_20_Emphasis"><text:span text:style-name="T2">[output] integer</text:span></text:span></text:p>
          <text:p text:style-name="P9"><text:span text:style-name="T1">The total </text:span><text:span text:style-name="Emphasis"><text:span text:style-name="T1">offset</text:span></text:span><text:span text:style-name="T1">.</text:span></text:p>
        </text:list-item>
      </text:list>
      <text:p text:style-name="P10"/>
      <text:p text:style-name="P10"/>
      <text:p text:style-name="P10"><text:soft-page-break/></text:p>
      <text:p text:style-name="P12">Solution:</text:p>
      <text:p text:style-name="P12">1.- Convert the first char of String “chain” to int , and add it to a result variable</text:p>
      <text:p text:style-name="P12">2.- Iterate the chars of “chain” in reverse order from last to the third character of “chain”</text:p>
      <text:p text:style-name="P12">For every iteration , convert charAt(i-1) and charAt(i) to int , <text:s/>calculate its difference , and add it to result</text:p>
      <text:p text:style-name="P12">3.- return result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12:15.499850105</meta:creation-date>
    <dc:date>2016-09-28T23:37:42.238863107</dc:date>
    <meta:editing-duration>PT6M28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2" meta:paragraph-count="17" meta:word-count="167" meta:character-count="846" meta:non-whitespace-character-count="701"/>
  </office:meta>
</office:document-meta>
</file>